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Informatiqu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mpilateur VHDL en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âches accompl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ing</text:p>
              </text:list-item>
              <text:list-item>
                <text:p>Arbre jusqu'à case /if.</text:p>
              </text:list-item>
              <text:list-item>
                <text:p>Analyse syntaxique jusqu'au blocs Assignation/if/case</text:p>
              </text:list-item>
              <text:list-item>
                <text:p>Module d'erreur (non implémenté)</text:p>
              </text:list-item>
              <text:list-item>
                <text:p>Makefile + structure de fichi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ing :</text:p>
                <text:list>
                  <text:list-item>
                    <text:p>Ouvre le fichier</text:p>
                  </text:list-item>
                  <text:list-item>
                    <text:p>Lit une ligne</text:p>
                    <text:list>
                      <text:list-item>
                        <text:p>Enlève les commentaires</text:p>
                      </text:list-item>
                      <text:list-item>
                        <text:p>Enlève les tabulations</text:p>
                      </text:list-item>
                    </text:list>
                  </text:list-item>
                  <text:list-item>
                    <text:p>Coupe les mots entre les séparateurs ( «  , ( ; : ...)</text:p>
                  </text:list-item>
                  <text:list-item>
                    <text:p>Enlève les Lexemes vides</text:p>
                  </text:list-item>
                  <text:list-item>
                    <text:p>Vérifie si un lexème ne contient pas un opérateur collé à lui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bre</text:p>
              </text:list-item>
              <text:list-item>
                <text:p>Utilisation massive de l'héritage au travers d'une classe Node dérivée pour chaque élément de l'arbre</text:p>
              </text:list-item>
              <text:list-item>
                <text:p>Principe de poupées russes</text:p>
                <text:list>
                  <text:list-item>
                    <text:p>On lit la liste&lt;Lexeme&gt; au niveau Root de l'arbre on crée un Node pour chaque enfant du niveau suivant </text:p>
                  </text:list-item>
                  <text:list-item>
                    <text:p>On supprime les lexemes correspondant en laissant un flag et on les places dans un attribur structure de l'enfant. </text:p>
                  </text:list-item>
                  <text:list-item>
                    <text:p>On applique une FSM localisée à cette sous stru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ho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sous listes sont toutes séparées à un certain niveau malheureusement le système n'est pas poussé jusqu'au maillon les plus fins pour les instructions de l'architecture se qui ne nous permet pas de faire de la Synthèse. </text:p>
              </text:list-item>
              <text:list-item>
                <text:p>On constate que les déclarations avant le begin d'une archi ou les ports sont réduits à des feuilles insécables de l'arb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 f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écouper jusqu'à arriver aux éléments insécables.</text:p>
              </text:list-item>
              <text:list-item>
                <text:p>Appliquer la classe Error dans les FSM afin d'obtenir un log complet</text:p>
              </text:list-item>
              <text:list-item>
                <text:p>Pré-synthèse</text:p>
              </text:list-item>
              <text:list-item>
                <text:p>Synthè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ntaxique en cours de fi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validation syntaxique n'est pas terminée</text:p>
              </text:list-item>
              <text:list-item>
                <text:p>Certains nœuds ne présentent pas la liste de lexeme attendue pour satisfaire la FSM</text:p>
              </text:list-item>
              <text:list-item>
                <text:p>Certains nœuds n'ont pas de FSM présente par manque de temps.</text:p>
              </text:list-item>
              <text:list-item>
                <text:p>FSM manquante : If, case, assignation(incomplè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ule Err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</text:p>
                <text:list>
                  <text:list-item>
                    <text:p>Methode generateLog</text:p>
                  </text:list-item>
                  <text:list-item>
                    <text:p>On ajouter une ligne (string) à son attribut.</text:p>
                  </text:list-item>
                  <text:list-item>
                    <text:p>A la fin de l’exécution cette String récapitulative de tout les événements est affichée en console et stockée dans ./Log/Compileur.log</text:p>
                    <text:list>
                      <text:list-item>
                        <text:p>On y voit un exemple d'utilisation</text:p>
                      </text:list-item>
                      <text:list-item>
                        <text:p>Le code d'erreur contient une lettre pour la situer et un nombre (E10 --&gt; entity erreur n°10)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8:52:37.714664027</meta:creation-date>
    <dc:date>2017-02-02T19:17:05.777096122</dc:date>
    <meta:editing-duration>PT19M53S</meta:editing-duration>
    <meta:editing-cycles>6</meta:editing-cycles>
    <meta:generator>LibreOffice/4.3.7.2$Linux_X86_64 LibreOffice_project/430$Build-2</meta:generator>
    <meta:document-statistic meta:object-count="53"/>
  </office:meta>
</office:document-meta>
</file>